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A000000AA8AD7D099898D97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22cm" fo:margin-left="0cm" table:align="left"/>
    </style:style>
    <style:style style:name="Tableau2.A" style:family="table-column">
      <style:table-column-properties style:column-width="0.9cm"/>
    </style:style>
    <style:style style:name="Tableau2.B" style:family="table-column">
      <style:table-column-properties style:column-width="0.991cm"/>
    </style:style>
    <style:style style:name="Tableau2.C" style:family="table-column">
      <style:table-column-properties style:column-width="2.364cm"/>
    </style:style>
    <style:style style:name="Tableau2.D" style:family="table-column">
      <style:table-column-properties style:column-width="1.418cm"/>
    </style:style>
    <style:style style:name="Tableau2.F" style:family="table-column">
      <style:table-column-properties style:column-width="1.409cm"/>
    </style:style>
    <style:style style:name="Tableau2.G" style:family="table-column">
      <style:table-column-properties style:column-width="1.395cm"/>
    </style:style>
    <style:style style:name="Tableau2.H" style:family="table-column">
      <style:table-column-properties style:column-width="1.45cm"/>
    </style:style>
    <style:style style:name="Tableau2.K" style:family="table-column">
      <style:table-column-properties style:column-width="1.8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64f0"/>
    </style:style>
    <style:style style:name="P2" style:family="paragraph" style:parent-style-name="Standard">
      <style:text-properties officeooo:paragraph-rsid="0003ebf8"/>
    </style:style>
    <style:style style:name="P3" style:family="paragraph" style:parent-style-name="Standard">
      <style:text-properties officeooo:paragraph-rsid="00095704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037914" officeooo:paragraph-rsid="0003ebf8" style:font-size-asian="10pt" style:font-size-complex="10pt"/>
    </style:style>
    <style:style style:name="P5" style:family="paragraph" style:parent-style-name="Table_20_Contents">
      <style:text-properties fo:color="#000000" loext:opacity="100%" fo:font-size="8pt" officeooo:rsid="0014213a" officeooo:paragraph-rsid="0014213a" fo:background-color="transparent" style:font-size-asian="8pt" style:font-size-complex="8pt"/>
    </style:style>
    <style:style style:name="P6" style:family="paragraph" style:parent-style-name="Table_20_Contents">
      <style:text-properties fo:color="#000000" loext:opacity="100%" fo:font-size="8pt" officeooo:rsid="00160a91" officeooo:paragraph-rsid="00160a91" fo:background-color="transparen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fo:font-size="12pt" officeooo:rsid="0005ae4c" officeooo:paragraph-rsid="0005ae4c" fo:background-color="transparen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fo:font-size="12pt" officeooo:rsid="0008930c" officeooo:paragraph-rsid="0008930c" fo:background-color="transparen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37914" officeooo:paragraph-rsid="0006b99b" style:font-size-asian="12pt" style:font-size-complex="12pt"/>
    </style:style>
    <style:style style:name="P10" style:family="paragraph" style:parent-style-name="Table_20_Contents">
      <style:text-properties fo:font-size="12pt" officeooo:rsid="00037914" officeooo:paragraph-rsid="0003ebf8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70408" officeooo:paragraph-rsid="00070408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2pt" officeooo:rsid="000364f0" officeooo:paragraph-rsid="0003ebf8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0364f0" officeooo:paragraph-rsid="0003ebf8" style:font-size-asian="12pt" style:font-size-complex="12pt"/>
    </style:style>
    <style:style style:name="P14" style:family="paragraph" style:parent-style-name="Table_20_Contents">
      <style:text-properties fo:font-size="12pt" officeooo:rsid="000364f0" officeooo:paragraph-rsid="0003ebf8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364f0" officeooo:paragraph-rsid="0003ebf8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5ae4c" officeooo:paragraph-rsid="0005ae4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063da3" officeooo:paragraph-rsid="00063da3" style:font-size-asian="12pt" style:font-size-complex="12pt"/>
    </style:style>
    <style:style style:name="P18" style:family="paragraph" style:parent-style-name="Table_20_Contents">
      <style:text-properties fo:font-size="12pt" fo:font-style="italic" officeooo:rsid="000364f0" officeooo:paragraph-rsid="0003ebf8" style:font-size-asian="12pt" style:font-style-asian="italic" style:font-size-complex="12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fo:font-size="12pt" fo:font-style="italic" officeooo:rsid="000364f0" officeooo:paragraph-rsid="0003ebf8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font-size="12pt" fo:font-style="italic" officeooo:rsid="00070408" officeooo:paragraph-rsid="00070408" style:font-size-asian="12pt" style:font-style-asian="italic" style:font-size-complex="12pt" style:font-style-complex="italic"/>
    </style:style>
    <style:style style:name="P21" style:family="paragraph" style:parent-style-name="Table_20_Contents">
      <style:text-properties fo:font-size="12pt" fo:font-style="italic" fo:font-weight="normal" officeooo:rsid="000364f0" officeooo:paragraph-rsid="0003ebf8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able_20_Contents">
      <style:text-properties fo:font-size="12pt" officeooo:rsid="00070408" officeooo:paragraph-rsid="00070408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070408" officeooo:paragraph-rsid="00070408" style:font-size-asian="12pt" style:font-size-complex="12pt"/>
    </style:style>
    <style:style style:name="P24" style:family="paragraph" style:parent-style-name="Table_20_Contents">
      <style:text-properties fo:font-size="12pt" officeooo:rsid="000b6466" officeooo:paragraph-rsid="000b6466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0b6466" officeooo:paragraph-rsid="000b646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8930c" officeooo:paragraph-rsid="0005ae4c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08930c" officeooo:paragraph-rsid="00063da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fo:font-size="12pt" officeooo:rsid="000b6466" officeooo:paragraph-rsid="000b6466" fo:background-color="transparent" style:font-size-asian="12pt" style:font-size-complex="12pt"/>
    </style:style>
    <style:style style:name="T1" style:family="text">
      <style:text-properties officeooo:rsid="00210626"/>
    </style:style>
    <style:style style:name="T2" style:family="text">
      <style:text-properties officeooo:rsid="00160a91"/>
    </style:style>
    <style:style style:name="T3" style:family="text">
      <style:text-properties officeooo:rsid="0005ae4c"/>
    </style:style>
    <style:style style:name="T4" style:family="text">
      <style:text-properties officeooo:rsid="00063da3"/>
    </style:style>
    <style:style style:name="T5" style:family="text">
      <style:text-properties officeooo:rsid="00070408"/>
    </style:style>
    <style:style style:name="T6" style:family="text">
      <style:text-properties officeooo:rsid="0008930c"/>
    </style:style>
    <style:style style:name="T7" style:family="text">
      <style:text-properties officeooo:rsid="000b4e36"/>
    </style:style>
    <style:style style:name="T8" style:family="text">
      <style:text-properties officeooo:rsid="000b64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2"/>
        <table:table-column table:style-name="Tableau2.F"/>
        <table:table-column table:style-name="Tableau2.G"/>
        <table:table-column table:style-name="Tableau2.H"/>
        <table:table-column table:style-name="Tableau2.D"/>
        <table:table-column table:style-name="Tableau2.C"/>
        <table:table-column table:style-name="Tableau2.K"/>
        <table:table-row table:style-name="TableLine1920289326512">
          <table:table-cell table:style-name="Tableau2.A1" table:number-columns-spanned="2" office:value-type="string">
            <text:p text:style-name="P4">EVAL</text:p>
          </table:table-cell>
          <table:covered-table-cell/>
          <table:table-cell table:style-name="Tableau2.A1" table:number-columns-spanned="8" office:value-type="string">
            <text:p text:style-name="P9">PROJET n°<text:span text:style-name="T3">1</text:span>:</text:p>
            <text:p text:style-name="P9"><text:s/><text:span text:style-name="T3">mon prénom </text:span><text:span text:style-name="T7">en symétri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1" office:value-type="string">
            <text:p text:style-name="P10"><draw:frame draw:style-name="fr1" draw:name="Image2" text:anchor-type="char" svg:width="0.852cm" svg:height="0.852cm" draw:z-index="0"><draw:image xlink:href="Pictures/10000201000000AA000000AA8AD7D099898D977D.png" xlink:type="simple" xlink:show="embed" xlink:actuate="onLoad" draw:mime-type="image/png"/></draw:frame></text:p>
          </table:table-cell>
        </table:table-row>
        <table:table-row table:style-name="TableLine1920289322976">
          <table:table-cell table:style-name="Tableau2.A2" table:number-columns-spanned="4" office:value-type="string">
            <text:p text:style-name="P10">Nom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0">Prénom</text:p>
          </table:table-cell>
          <table:covered-table-cell/>
          <table:covered-table-cell/>
          <table:covered-table-cell/>
          <table:table-cell table:style-name="Tableau2.I2" table:number-columns-spanned="3" office:value-type="string">
            <text:p text:style-name="P10">Classe</text:p>
          </table:table-cell>
          <table:covered-table-cell/>
          <table:covered-table-cell/>
        </table:table-row>
        <table:table-row table:style-name="TableLine1920289327056">
          <table:table-cell table:style-name="Tableau2.I2" table:number-columns-spanned="11" office:value-type="string">
            <text:p text:style-name="P11">Création d’un<text:span text:style-name="T8">e symétrie dissoci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0289315632">
          <table:table-cell table:style-name="Tableau2.A2" table:number-rows-spanned="2" table:number-columns-spanned="5" office:value-type="string">
            <text:p text:style-name="P18">Adéquation proposition/sujet :</text:p>
            <text:p text:style-name="P22">Mon <text:span text:style-name="T8">prénom est écrit en symétrie</text:span></text:p>
            <text:p text:style-name="P24">j’ai travaillé un côté en noir et blanc et l’autre en couleurs</text:p>
            <text:p text:style-name="P24">mon prénom est ancré à la ligne de pli</text:p>
          </table:table-cell>
          <table:covered-table-cell/>
          <table:covered-table-cell/>
          <table:covered-table-cell/>
          <table:covered-table-cell/>
          <table:table-cell table:style-name="Tableau2.A2" office:value-type="string">
            <text:p text:style-name="P12">/<text:span text:style-name="T8">6</text:span></text:p>
          </table:table-cell>
          <table:table-cell table:style-name="Tableau2.A2" office:value-type="string">
            <text:p text:style-name="P13">/<text:span text:style-name="T5">4</text:span></text:p>
          </table:table-cell>
          <table:table-cell table:style-name="Tableau2.I2" table:number-rows-spanned="2" table:number-columns-spanned="4" office:value-type="string">
            <text:p text:style-name="P19">Investissement dans le travail :</text:p>
            <text:p text:style-name="P23">J’ai travaillé sans rechigner, de bon cœur</text:p>
            <text:p text:style-name="P25">j’ai terminé mon travail</text:p>
          </table:table-cell>
          <table:covered-table-cell/>
          <table:covered-table-cell/>
          <table:covered-table-cell/>
        </table:table-row>
        <table:table-row table:style-name="TableLine1920289316448">
          <table:covered-table-cell/>
          <table:covered-table-cell/>
          <table:covered-table-cell/>
          <table:covered-table-cell/>
          <table:covered-table-cell/>
          <table:table-cell table:style-name="Tableau2.A2" table:number-rows-spanned="2" table:number-columns-spanned="2" office:value-type="string">
            <text:p text:style-name="P14"/>
            <text:p text:style-name="P15">/20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20289323520">
          <table:table-cell table:style-name="Tableau2.A2" table:number-rows-spanned="2" table:number-columns-spanned="5" office:value-type="string">
            <text:p text:style-name="P21">Mobilisation des moyens :</text:p>
            <text:p text:style-name="P22">j’ai travaillé avec soin</text:p>
            <text:p text:style-name="P24">j’ai varié les nuances de gris</text:p>
            <text:p text:style-name="P24">j’ai utilisé des petits graphismes noir</text:p>
            <text:p text:style-name="P24">j’ai varié les couleurs et les outils</text:p>
            <text:p text:style-name="P24">mes lettres ne se confondent pas avec le fo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I2" table:number-rows-spanned="2" table:number-columns-spanned="4" office:value-type="string">
            <text:p text:style-name="P20">Compétences mobilisées (cf ci-dessous) <text:span text:style-name="T6">pour la réalisation finale</text:span></text:p>
          </table:table-cell>
          <table:covered-table-cell/>
          <table:covered-table-cell/>
          <table:covered-table-cell/>
        </table:table-row>
        <table:table-row table:style-name="TableLine1920289328144"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12">/<text:span text:style-name="T8">5</text:span></text:p>
          </table:table-cell>
          <table:table-cell table:style-name="Tableau2.A2" office:value-type="string">
            <text:p text:style-name="P13">/<text:span text:style-name="T8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920289328416">
          <table:table-cell table:style-name="Tableau2.A2" office:value-type="string">
            <text:p text:style-name="P5"><text:span text:style-name="T1">1</text:span>4</text:p>
          </table:table-cell>
          <table:table-cell table:style-name="Tableau2.I2" table:number-columns-spanned="10" office:value-type="string">
            <text:p text:style-name="P5">Prendre en compte les conditions de la <text:span text:style-name="T2">réception</text:span> de sa production dès la démarche de création, en prêtant attention aux modalités de sa présent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0289329776">
          <table:table-cell table:style-name="Tableau2.I2" table:number-columns-spanned="11" office:value-type="string">
            <text:p text:style-name="P7">Utilisation de la feuille ; travail de compos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0289330592">
          <table:table-cell table:style-name="Tableau2.A2" table:number-columns-spanned="3" office:value-type="string">
            <text:p text:style-name="P7">Feuille partiellement exploitée(recadrage, zones vides)</text:p>
            <text:p text:style-name="P7"/>
            <text:p text:style-name="P7"/>
            <text:p text:style-name="P8">1</text:p>
          </table:table-cell>
          <table:covered-table-cell/>
          <table:covered-table-cell/>
          <table:table-cell table:style-name="Tableau2.A2" table:number-columns-spanned="3" office:value-type="string">
            <text:p text:style-name="P7">Travail bien réparti sur toute la feuille</text:p>
            <text:p text:style-name="P7"/>
            <text:p text:style-name="P7"/>
            <text:p text:style-name="P7"/>
            <text:p text:style-name="P8">2</text:p>
          </table:table-cell>
          <table:covered-table-cell/>
          <table:covered-table-cell/>
          <table:table-cell table:style-name="Tableau2.A2" table:number-columns-spanned="3" office:value-type="string">
            <text:p text:style-name="P7"><text:s/>Feuille exploitée au maximum</text:p>
            <text:p text:style-name="P7">tu as réfléchi au placement des éléments avant de te lancer</text:p>
            <text:p text:style-name="P8">3</text:p>
          </table:table-cell>
          <table:covered-table-cell/>
          <table:covered-table-cell/>
          <table:table-cell table:style-name="Tableau2.I2" table:number-columns-spanned="2" office:value-type="string">
            <text:p text:style-name="P7">Exploitation optimale de la feuille</text:p>
            <text:p text:style-name="P7">travail de composition réfléchi et équilibré</text:p>
            <text:p text:style-name="P7"/>
            <text:p text:style-name="P8">4</text:p>
          </table:table-cell>
          <table:covered-table-cell/>
        </table:table-row>
        <table:table-row table:style-name="TableLine1920289330592">
          <table:table-cell table:style-name="Tableau2.I2" table:number-columns-spanned="11" office:value-type="string">
            <text:p text:style-name="P28">Résultat final : travail de qualité, riche et agréable à regarder</text:p>
            <text:p text:style-name="P28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1-16T11:05:58.017000000</meta:creation-date>
    <dc:date>2022-11-15T14:40:30.047000000</dc:date>
    <meta:editing-duration>PT1H36M36S</meta:editing-duration>
    <meta:editing-cycles>10</meta:editing-cycles>
    <meta:generator>LibreOffice/7.1.5.2$Windows_X86_64 LibreOffice_project/85f04e9f809797b8199d13c421bd8a2b025d52b5</meta:generator>
    <meta:document-statistic meta:table-count="1" meta:image-count="1" meta:object-count="0" meta:page-count="1" meta:paragraph-count="41" meta:word-count="196" meta:character-count="1155" meta:non-whitespace-character-count="998"/>
  </office:meta>
</office:document-meta>
</file>